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82050928797916061"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5314680827081252767" text:style-name="L2">
        <text:list-item>
          <text:p text:style-name="P5">css is doubled in places makign hard to fix</text:p>
        </text:list-item>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7267593121903885873" text:style-name="L3">
        <text:list-item>
          <text:p text:style-name="P6">maybe some white box shadow as two vertical lines down the buisnesscard area would look nice</text:p>
        </text:list-item>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2168545483616894761"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2310366499711743435" text:style-name="L5">
        <text:list-item>
          <text:p text:style-name="P8"><text:span text:style-name="T7">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soft-page-break/><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5104387607367434285" text:style-name="RTF_5f_Num_20_2">
        <text:list-item>
          <text:p text:style-name="P29"><text:a xlink:type="simple" xlink:href="https://getbootstrap.com/docs/4.3/utilities/flex/" text:style-name="Internet_20_link" text:visited-style-name="Visited_20_Internet_20_Link">https://getbootstrap.com/docs/4.3/utilities/flex/</text:a> </text:p>
        </text:list-item>
        <text:list-item>
          <text:p text:style-name="P29">container fluid and row flex</text:p>
        </text:list-item>
        <text:list-item>
          <text:p text:style-name="P29">why am i using rows and columns</text:p>
        </text:list-item>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7852493494508109754"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8216273402528855871" text:style-name="L7">
        <text:list-header>
          <text:p text:style-name="P10"/>
        </text:list-header>
        <text:list-item>
          <text:p text:style-name="P10">scaling not working with pg3 cards maybe jquery should base position off parent coords <text:s/></text:p>
        </text:list-item>
        <text:list-item>
          <text:p text:style-name="P10">ribbon slight right shadow, maybe with angle so bigger top than bottom</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list-item>
        <text:list-item>
          <text:p text:style-name="P10">anchor need own class</text:p>
        </text:list-item>
        <text:list-item>
          <text:p text:style-name="P10">put texture on ribbon canvas</text:p>
        </text:list-item>
        <text:list-item>
          <text:p text:style-name="P10">make the containers for card based on viewport</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790123490121260699"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text:soft-page-break/>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inset shadows on image box or writing box?</text:p>
        </text:list-item>
        <text:list-item>
          <text:p text:style-name="P11"><text:s/>and pink yellow sheen and sheen from drawer</text:p>
        </text:list-item>
        <text:list-item>
          <text:p text:style-name="P11">3d art on back</text:p>
        </text:list-item>
        <text:list-item>
          <text:p text:style-name="P19">card link anchors need class hyperlinkAnchor</text:p>
          <text:p text:style-name="P19"/>
        </text:list-item>
      </text:list>
      <text:p text:style-name="P1"/>
      <text:p text:style-name="P1">TODO Carousel</text:p>
      <text:list xml:id="list2725654207734148584"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4961650401225856932" text:style-name="L10">
        <text:list-item>
          <text:p text:style-name="P14">Admin carousell enable to alter and input cards info </text:p>
        </text:list-item>
      </text:list>
      <text:p text:style-name="P1"/>
      <text:p text:style-name="P1">TODO Backend</text:p>
      <text:p text:style-name="P1"/>
      <text:p text:style-name="P1">TODO Host</text:p>
      <text:list xml:id="list7734921265887736456"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4147596875550294281"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ext:soft-page-break/>TODO Polish Checks</text:p>
      <text:list xml:id="list118739573209748319"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781649252678640685"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text:soft-page-break/>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3242730" text:continue-list="list2725654207734148584"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soft-page-break/><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51M54S</meta:editing-duration>
    <meta:editing-cycles>65</meta:editing-cycles>
    <meta:generator>OpenOffice/4.1.5$Win32 OpenOffice.org_project/415m1$Build-9789</meta:generator>
    <dc:date>2019-08-21T13:04:28.01</dc:date>
    <dc:creator>Phil Tate</dc:creator>
    <meta:document-statistic meta:table-count="0" meta:image-count="0" meta:object-count="0" meta:page-count="6" meta:paragraph-count="179" meta:word-count="1393" meta:character-count="9833"/>
    <meta:user-defined meta:name="Info 1"/>
    <meta:user-defined meta:name="Info 2"/>
    <meta:user-defined meta:name="Info 3"/>
    <meta:user-defined meta:name="Info 4"/>
  </office:meta>
</office:document-meta>
</file>